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1560" officeooo:paragraph-rsid="000d1560"/>
    </style:style>
    <style:style style:name="P2" style:family="paragraph" style:parent-style-name="Standard">
      <style:text-properties officeooo:rsid="000d1560"/>
    </style:style>
    <style:style style:name="P3" style:family="paragraph" style:parent-style-name="Standard">
      <style:text-properties officeooo:rsid="000d1560" officeooo:paragraph-rsid="000d1560"/>
    </style:style>
  </office:automatic-styles>
  <office:body>
    <office:text>
      <text:tracked-changes>
        <text:changed-region xml:id="ct578544912" text:id="ct578544912">
          <text:deletion>
            <office:change-info>
              <dc:creator>sk</dc:creator>
              <dc:date>2014-04-16T21:28:00</dc:date>
            </office:change-info>
            <text:p text:style-name="P1">some</text:p>
          </text:deletion>
        </text:changed-region>
        <text:changed-region xml:id="ct578546448" text:id="ct578546448">
          <text:insertion>
            <office:change-info>
              <dc:creator>sk</dc:creator>
              <dc:date>2014-04-16T21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with <text:change text:change-id="ct578544912"/><text:change-start text:change-id="ct578546448"/>a little bit of<text:change-end text:change-id="ct578546448"/> changes</text:p>
      <text:p text:style-name="P1"/>
      <text:p text:style-name="P1">and anoth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1:26:35.533577000</meta:creation-date>
    <dc:date>2014-04-16T21:36:32.112419000</dc:date>
    <meta:editing-duration>P0D</meta:editing-duration>
    <meta:editing-cycles>1</meta:editing-cycles>
    <meta:document-statistic meta:table-count="0" meta:image-count="0" meta:object-count="0" meta:page-count="1" meta:paragraph-count="2" meta:word-count="12" meta:character-count="54" meta:non-whitespace-character-count="44"/>
    <meta:generator>LibreOffice/4.2.3.3$MacOSX_x86 LibreOffice_project/882f8a0a489bc99a9e60c7905a60226254cb6ff0</meta:generator>
  </office:meta>
</office:document-meta>
</file>